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6.496cm" fo:margin-top="0cm" fo:margin-bottom="0cm" table:align="left"/>
    </style:style>
    <style:style style:name="Table1.A" style:family="table-column">
      <style:table-column-properties style:column-width="8.229cm"/>
    </style:style>
    <style:style style:name="Table1.B" style:family="table-column">
      <style:table-column-properties style:column-width="8.26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1.6" style:family="table-row">
      <style:table-row-properties style:min-row-height="0.741cm" style:keep-together="true" fo:keep-together="auto"/>
    </style:style>
    <style:style style:name="Table2" style:family="table">
      <style:table-properties style:width="16.469cm" fo:margin-left="0.026cm" fo:margin-right="0.014cm" fo:margin-top="0cm" fo:margin-bottom="0cm" table:align="margins"/>
    </style:style>
    <style:style style:name="Table2.A" style:family="table-column">
      <style:table-column-properties style:column-width="8.202cm" style:rel-column-width="32637*"/>
    </style:style>
    <style:style style:name="Table2.B" style:family="table-column">
      <style:table-column-properties style:column-width="8.267cm" style:rel-column-width="32898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2.6" style:family="table-row">
      <style:table-row-properties style:min-row-height="0.741cm" style:keep-together="true" fo:keep-together="auto"/>
    </style:style>
    <style:style style:name="Table3" style:family="table">
      <style:table-properties style:width="16.522cm" fo:margin-left="-0.026cm" fo:margin-right="0.014cm" fo:margin-top="0cm" fo:margin-bottom="0cm" table:align="margins"/>
    </style:style>
    <style:style style:name="Table3.A" style:family="table-column">
      <style:table-column-properties style:column-width="8.255cm" style:rel-column-width="32743*"/>
    </style:style>
    <style:style style:name="Table3.B" style:family="table-column">
      <style:table-column-properties style:column-width="8.267cm" style:rel-column-width="32792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3.5" style:family="table-row">
      <style:table-row-properties style:min-row-height="0.741cm" style:keep-together="true" fo:keep-together="auto"/>
    </style:style>
    <style:style style:name="Table4" style:family="table">
      <style:table-properties style:width="16.496cm" fo:margin-top="0cm" fo:margin-bottom="0cm" table:align="left"/>
    </style:style>
    <style:style style:name="Table4.A" style:family="table-column">
      <style:table-column-properties style:column-width="8.229cm"/>
    </style:style>
    <style:style style:name="Table4.B" style:family="table-column">
      <style:table-column-properties style:column-width="8.267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4.5" style:family="table-row">
      <style:table-row-properties style:min-row-height="1.164cm" style:keep-together="true" fo:keep-together="auto"/>
    </style:style>
    <style:style style:name="Table5" style:family="table">
      <style:table-properties style:width="16.522cm" fo:margin-left="-0.026cm" fo:margin-right="0.014cm" fo:margin-top="0cm" fo:margin-bottom="0cm" table:align="margins"/>
    </style:style>
    <style:style style:name="Table5.A" style:family="table-column">
      <style:table-column-properties style:column-width="8.255cm" style:rel-column-width="32743*"/>
    </style:style>
    <style:style style:name="Table5.B" style:family="table-column">
      <style:table-column-properties style:column-width="8.267cm" style:rel-column-width="32792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5.5" style:family="table-row">
      <style:table-row-properties style:min-row-height="0.741cm" style:keep-together="true" fo:keep-together="auto"/>
    </style:style>
    <style:style style:name="P1" style:family="paragraph" style:parent-style-name="Heading_20_1">
      <style:paragraph-properties fo:line-height="100%" fo:orphans="0" fo:widows="0"/>
      <style:text-properties fo:font-weight="bold" style:font-weight-asian="bold"/>
    </style:style>
    <style:style style:name="P2" style:family="paragraph" style:parent-style-name="Heading_20_1">
      <style:text-properties fo:color="#000000" fo:font-size="14pt" fo:font-weight="bold" fo:background-color="#ffffff" style:font-size-asian="14pt" style:font-weight-asian="bold" style:font-size-complex="14pt"/>
    </style:style>
    <style:style style:name="P3" style:family="paragraph" style:parent-style-name="Heading_20_1">
      <style:text-properties fo:color="#000000" fo:font-size="14pt" fo:font-weight="bold" style:font-size-asian="14pt" style:font-weight-asian="bold" style:font-size-complex="14pt"/>
    </style:style>
    <style:style style:name="P4" style:family="paragraph" style:parent-style-name="Heading_20_1">
      <style:paragraph-properties fo:margin-top="0.353cm" fo:margin-bottom="0.212cm" fo:line-height="100%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 fo:orphans="0" fo:widows="0"/>
      <style:text-properties fo:font-size="12pt" fo:background-color="#ffffff" style:font-size-asian="12pt" style:font-size-complex="12pt"/>
    </style:style>
    <style:style style:name="P8" style:family="paragraph" style:parent-style-name="Standard">
      <style:text-properties fo:font-size="12pt" fo:font-weight="bold" fo:background-color="#ffffff" style:font-size-asian="12pt" style:font-weight-asian="bold" style:font-size-complex="12pt"/>
    </style:style>
    <style:style style:name="P9" style:family="paragraph" style:parent-style-name="Standard">
      <style:paragraph-properties fo:line-height="100%" fo:orphans="0" fo:widows="0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2" style:family="paragraph" style:parent-style-name="Standard">
      <style:text-properties fo:color="#000000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top="0.353cm" fo:margin-bottom="0cm" fo:line-height="100%" fo:orphans="0" fo:widows="0"/>
    </style:style>
    <style:style style:name="P14" style:family="paragraph" style:parent-style-name="Standard">
      <style:paragraph-properties fo:margin-top="0.353cm" fo:margin-bottom="0cm" fo:line-height="100%" fo:orphans="0" fo:widows="0"/>
      <style:text-properties fo:font-weight="bold" style:font-weight-asian="bold"/>
    </style:style>
    <style:style style:name="P15" style:family="paragraph" style:parent-style-name="Standard">
      <style:paragraph-properties fo:margin-top="0.353cm" fo:margin-bottom="0cm" fo:line-height="100%" fo:orphans="0" fo:widows="0"/>
      <style:text-properties fo:font-size="12pt" style:font-size-asian="12pt" style:font-size-complex="12pt"/>
    </style:style>
    <style:style style:name="P16" style:family="paragraph" style:parent-style-name="Standard">
      <style:paragraph-properties fo:margin-top="0.353cm" fo:margin-bottom="0cm" fo:line-height="133%" fo:orphans="0" fo:widows="0" fo:background-color="#fffffe">
        <style:background-image/>
      </style:paragraph-properties>
      <style:text-properties fo:font-size="12pt" style:font-size-asian="12pt" style:font-size-complex="12pt"/>
    </style:style>
    <style:style style:name="P17" style:family="paragraph" style:parent-style-name="Standard">
      <style:paragraph-properties fo:margin-left="1.27cm" fo:margin-right="0cm" fo:line-height="133%" fo:text-indent="0cm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8" style:family="paragraph" style:parent-style-name="Heading_20_1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background-color="#ffffff" style:font-size-asian="12pt" style:font-size-complex="12pt"/>
    </style:style>
    <style:style style:name="T3" style:family="text">
      <style:text-properties fo:font-size="12pt" fo:font-weight="bold" fo:background-color="#ffffff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.5pt" fo:background-color="#ffffff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Test Assessment API</text:h>
      <text:p text:style-name="Standard"/>
      <text:p text:style-name="P12">Project Specification :</text:p>
      <text:p text:style-name="P8">Java - jdk-11.0.2</text:p>
      <text:p text:style-name="P8">Mysql - 8.0</text:p>
      <text:p text:style-name="P8">Spring-boot - 2.3.0 </text:p>
      <text:p text:style-name="P8">Junit - 4.12</text:p>
      <text:p text:style-name="Standard"/>
      <text:h text:style-name="P2" text:outline-level="1"><text:bookmark text:name="_j5oltsrabrk"/>1.Create Test</text:h>
      <text:h text:style-name="P1" text:outline-level="1"><text:bookmark text:name="_ji3shniffl10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Service Name</text:p>
          </table:table-cell>
          <table:table-cell table:style-name="Table1.A1" office:value-type="string">
            <text:p text:style-name="P10">save</text:p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1">Request Type</text:p>
          </table:table-cell>
          <table:table-cell table:style-name="Table1.A1" office:value-type="string">
            <text:p text:style-name="P10">POST</text:p>
          </table:table-cell>
        </table:table-row>
        <table:table-row table:style-name="Table1.1">
          <table:table-cell table:style-name="Table1.A1" office:value-type="string">
            <text:p text:style-name="P11">Service URL</text:p>
          </table:table-cell>
          <table:table-cell table:style-name="Table1.A1" office:value-type="string">
            <text:p text:style-name="P7">http://localhost:8080/test</text:p>
          </table:table-cell>
        </table:table-row>
        <table:table-row table:style-name="Table1.1">
          <table:table-cell table:style-name="Table1.A1" office:value-type="string">
            <text:p text:style-name="P11">Description:</text:p>
          </table:table-cell>
          <table:table-cell table:style-name="Table1.A1" office:value-type="string">
            <text:p text:style-name="P5"><text:span text:style-name="T5">I</text:span><text:span text:style-name="T2">n this service we can create the movie's details..</text:span></text:p>
          </table:table-cell>
        </table:table-row>
        <table:table-row table:style-name="Table1.1">
          <table:table-cell table:style-name="Table1.A1" office:value-type="string">
            <text:p text:style-name="P11">Request Body:</text:p>
          </table:table-cell>
          <table:table-cell table:style-name="Table1.A1" office:value-type="string">
            <text:p text:style-name="P7">{</text:p>
            <text:p text:style-name="P7"><text:s text:c="4"/>"title": "KNPH",</text:p>
            <text:p text:style-name="P7"><text:s text:c="4"/>"category": "Love story",</text:p>
            <text:p text:style-name="P7"><text:s text:c="4"/>"starRating": 4.5</text:p>
            <text:p text:style-name="P7">}</text:p>
            <text:p text:style-name="P7"/>
            <text:p text:style-name="P7"/>
          </table:table-cell>
        </table:table-row>
        <table:table-row table:style-name="Table1.6">
          <table:table-cell table:style-name="Table1.A1" table:number-columns-spanned="2" office:value-type="string">
            <text:p text:style-name="P11">Response: 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3">{</text:p>
            <text:p text:style-name="P13"><text:s text:c="4"/>"body": {</text:p>
            <text:p text:style-name="P13"><text:s text:c="8"/>"success": true,</text:p>
            <text:p text:style-name="P13"><text:s text:c="8"/>"data": 1</text:p>
            <text:p text:style-name="P13"><text:s text:c="4"/>},</text:p>
            <text:p text:style-name="P13"><text:s text:c="4"/>"statusCode": 200</text:p>
            <text:p text:style-name="P13">}</text:p>
            <text:p text:style-name="P14"/>
          </table:table-cell>
          <table:covered-table-cell/>
        </table:table-row>
      </table:table>
      <text:h text:style-name="P4" text:outline-level="1"><text:bookmark text:name="_x6ofavj4wtds"/><text:soft-page-break/></text:h>
      <text:p text:style-name="Standard"/>
      <text:h text:style-name="P3" text:outline-level="1"><text:bookmark text:name="_or5eoudje5l8"/>2.Update Test</text:h>
      <text:h text:style-name="P1" text:outline-level="1"><text:bookmark text:name="_k5oe09nvuft2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Service Name</text:p>
          </table:table-cell>
          <table:table-cell table:style-name="Table2.A1" office:value-type="string">
            <text:p text:style-name="P10">save</text:p>
            <text:p text:style-name="P6"/>
          </table:table-cell>
        </table:table-row>
        <table:table-row table:style-name="Table2.1">
          <table:table-cell table:style-name="Table2.A1" office:value-type="string">
            <text:p text:style-name="P11">Request Type</text:p>
          </table:table-cell>
          <table:table-cell table:style-name="Table2.A1" office:value-type="string">
            <text:p text:style-name="P10">PUT</text:p>
          </table:table-cell>
        </table:table-row>
        <table:table-row table:style-name="Table2.1">
          <table:table-cell table:style-name="Table2.A1" office:value-type="string">
            <text:p text:style-name="P11">Service URL</text:p>
          </table:table-cell>
          <table:table-cell table:style-name="Table2.A1" office:value-type="string">
            <text:p text:style-name="P7">http://localhost:8080/test</text:p>
          </table:table-cell>
        </table:table-row>
        <table:table-row table:style-name="Table2.1">
          <table:table-cell table:style-name="Table2.A1" office:value-type="string">
            <text:p text:style-name="P9">Description</text:p>
          </table:table-cell>
          <table:table-cell table:style-name="Table2.A1" office:value-type="string">
            <text:p text:style-name="P7">In this service we can update the movie's details.And <text:s/>we maintain chainId and update the archived flag of old record and create a new entry into the database.</text:p>
          </table:table-cell>
        </table:table-row>
        <table:table-row table:style-name="Table2.1">
          <table:table-cell table:style-name="Table2.A1" office:value-type="string">
            <text:p text:style-name="P11">Request Body:</text:p>
          </table:table-cell>
          <table:table-cell table:style-name="Table2.A1" office:value-type="string">
            <text:p text:style-name="P7">{</text:p>
            <text:p text:style-name="P7"><text:s text:c="4"/>"id":7,</text:p>
            <text:p text:style-name="P7"><text:s text:c="4"/>"title": "Arjuna",</text:p>
            <text:p text:style-name="P7"><text:s text:c="4"/>"category": "scifi",</text:p>
            <text:p text:style-name="P7"><text:s text:c="4"/>"starRating": 4.5</text:p>
            <text:p text:style-name="P7">}</text:p>
            <text:p text:style-name="P7"/>
            <text:p text:style-name="P7"/>
            <text:p text:style-name="P7"/>
          </table:table-cell>
        </table:table-row>
        <table:table-row table:style-name="Table2.6">
          <table:table-cell table:style-name="Table2.A1" table:number-columns-spanned="2" office:value-type="string">
            <text:p text:style-name="P11"><text:s/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3">{</text:p>
            <text:p text:style-name="P13"><text:s text:c="4"/>"body": {</text:p>
            <text:p text:style-name="P13"><text:s text:c="8"/>"success": true,</text:p>
            <text:p text:style-name="P13"><text:s text:c="8"/>"data": 2</text:p>
            <text:p text:style-name="P13"><text:s text:c="4"/>},</text:p>
            <text:p text:style-name="P13"><text:s text:c="4"/>"statusCode": 200</text:p>
            <text:p text:style-name="P13">}</text:p>
            <text:p text:style-name="P13"/>
            <text:p text:style-name="P14"/>
          </table:table-cell>
          <table:covered-table-cell/>
        </table:table-row>
      </table:table>
      <text:h text:style-name="P4" text:outline-level="1"><text:bookmark text:name="_ts2dz4d7ox6i"/><text:soft-page-break/></text:h>
      <text:h text:style-name="P3" text:outline-level="1"><text:bookmark text:name="_bxikegcmlcgs"/>3.Test FindById</text:h>
      <text:h text:style-name="P1" text:outline-level="1"><text:bookmark text:name="_ixr56pbhop6d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Service Name</text:p>
          </table:table-cell>
          <table:table-cell table:style-name="Table3.A1" office:value-type="string">
            <text:p text:style-name="P10">findById</text:p>
          </table:table-cell>
        </table:table-row>
        <table:table-row table:style-name="Table3.1">
          <table:table-cell table:style-name="Table3.A1" office:value-type="string">
            <text:p text:style-name="P11">Request Type</text:p>
          </table:table-cell>
          <table:table-cell table:style-name="Table3.A1" office:value-type="string">
            <text:p text:style-name="P10">GET</text:p>
          </table:table-cell>
        </table:table-row>
        <table:table-row table:style-name="Table3.1">
          <table:table-cell table:style-name="Table3.A1" office:value-type="string">
            <text:p text:style-name="P11">Service URL</text:p>
          </table:table-cell>
          <table:table-cell table:style-name="Table3.A1" office:value-type="string">
            <text:p text:style-name="P7">http://localhost:8080/test/9</text:p>
          </table:table-cell>
        </table:table-row>
        <table:table-row table:style-name="Table3.1">
          <table:table-cell table:style-name="Table3.A1" office:value-type="string">
            <text:p text:style-name="P11">Description</text:p>
          </table:table-cell>
          <table:table-cell table:style-name="Table3.A1" office:value-type="string">
            <text:p text:style-name="P7">In this service we can get the Test data by movieId</text:p>
          </table:table-cell>
        </table:table-row>
        <table:table-row table:style-name="Table3.5">
          <table:table-cell table:style-name="Table3.A1" table:number-columns-spanned="2" office:value-type="string">
            <text:p text:style-name="P11">Response: 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P16">{</text:p>
            <text:p text:style-name="P16"><text:s text:c="4"/>"body": {</text:p>
            <text:p text:style-name="P16"><text:s text:c="8"/>"success": true,</text:p>
            <text:p text:style-name="P16"><text:s text:c="8"/>"data": {</text:p>
            <text:p text:style-name="P16"><text:s text:c="12"/>"id": 9,</text:p>
            <text:p text:style-name="P16"><text:s text:c="12"/>"title": "yoyo",</text:p>
            <text:p text:style-name="P16"><text:s text:c="12"/>"category": "Films",</text:p>
            <text:p text:style-name="P16"><text:s text:c="12"/>"starRating": 4.0</text:p>
            <text:p text:style-name="P16"><text:s text:c="8"/>}</text:p>
            <text:p text:style-name="P16"><text:s text:c="4"/>},</text:p>
            <text:p text:style-name="P16"><text:s text:c="4"/>"statusCode": 200</text:p>
            <text:p text:style-name="P16">}</text:p>
            <text:p text:style-name="P13"/>
            <text:p text:style-name="P13"/>
          </table:table-cell>
          <table:covered-table-cell/>
        </table:table-row>
      </table:table>
      <text:h text:style-name="P4" text:outline-level="1"><text:bookmark text:name="_o31m9c8ywhw4"/><text:soft-page-break/></text:h>
      <text:h text:style-name="P3" text:outline-level="1"><text:bookmark text:name="_kmgxnxp6ddlt"/>4.Test List</text:h>
      <text:h text:style-name="P1" text:outline-level="1"><text:bookmark text:name="_dd3xdyloghzg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Service Name</text:p>
          </table:table-cell>
          <table:table-cell table:style-name="Table4.A1" office:value-type="string">
            <text:p text:style-name="P10">find</text:p>
          </table:table-cell>
        </table:table-row>
        <table:table-row table:style-name="Table4.1">
          <table:table-cell table:style-name="Table4.A1" office:value-type="string">
            <text:p text:style-name="P11">Request Type</text:p>
          </table:table-cell>
          <table:table-cell table:style-name="Table4.A1" office:value-type="string">
            <text:p text:style-name="P10">GET</text:p>
          </table:table-cell>
        </table:table-row>
        <table:table-row table:style-name="Table4.1">
          <table:table-cell table:style-name="Table4.A1" office:value-type="string">
            <text:p text:style-name="P11">Service URL</text:p>
          </table:table-cell>
          <table:table-cell table:style-name="Table4.A1" office:value-type="string">
            <text:p text:style-name="P7">http://localhost:8080/test?page=0&amp;size=5&amp;sort=title,asc</text:p>
          </table:table-cell>
        </table:table-row>
        <table:table-row table:style-name="Table4.1">
          <table:table-cell table:style-name="Table4.A1" office:value-type="string">
            <text:p text:style-name="P11">Description:</text:p>
          </table:table-cell>
          <table:table-cell table:style-name="Table4.A1" office:value-type="string">
            <text:p text:style-name="P5"><text:span text:style-name="T2">This service returns a list of Test which is not archived. And in this service we can apply searching, sorting, and pagination. </text:span><text:span text:style-name="T3">Search Parameter: </text:span></text:p>
            <text:p text:style-name="P5"><text:span text:style-name="T2">1.) SearchText</text:span><text:span text:style-name="T3"> </text:span></text:p>
            <text:p text:style-name="P5"><text:span text:style-name="T3">Sorting parameters</text:span><text:span text:style-name="T2"> :</text:span></text:p>
            <text:p text:style-name="P7"><text:s/>For title :page=0&amp;size=5&amp;sort=title,asc</text:p>
          </table:table-cell>
        </table:table-row>
        <table:table-row table:style-name="Table4.5">
          <table:table-cell table:style-name="Table4.A1" table:number-columns-spanned="2" office:value-type="string">
            <text:p text:style-name="P13"><text:span text:style-name="T1">Response:</text:span><text:span text:style-name="T4">{</text:span></text:p>
            <text:p text:style-name="P16"><text:s text:c="4"/>"body": {</text:p>
            <text:p text:style-name="P16"><text:s text:c="8"/>"totalCount": 7,</text:p>
            <text:p text:style-name="P16"><text:s text:c="8"/>"success": true,</text:p>
            <text:p text:style-name="P16"><text:s text:c="8"/>"data": [</text:p>
            <text:p text:style-name="P16"><text:s text:c="12"/>{</text:p>
            <text:p text:style-name="P16"><text:s text:c="16"/>"id": 8,</text:p>
            <text:p text:style-name="P16"><text:s text:c="16"/>"title": "Rajnew7",</text:p>
            <text:p text:style-name="P16"><text:s text:c="16"/>"category": "Comdy7",</text:p>
            <text:p text:style-name="P16"><text:s text:c="16"/>"starRating": 5.0</text:p>
            <text:p text:style-name="P16"><text:s text:c="12"/>},</text:p>
            <text:p text:style-name="P16"><text:s text:c="12"/>{</text:p>
            <text:p text:style-name="P16"><text:s text:c="16"/>"id": 9,</text:p>
            <text:p text:style-name="P16"><text:soft-page-break/><text:s text:c="16"/>"title": "Rajnew4",</text:p>
            <text:p text:style-name="P16"><text:s text:c="16"/>"category": "Comdy4",</text:p>
            <text:p text:style-name="P16"><text:s text:c="16"/>"starRating": 4.0</text:p>
            <text:p text:style-name="P16"><text:s text:c="12"/>},</text:p>
            <text:p text:style-name="P16"><text:s text:c="12"/></text:p>
            <text:p text:style-name="P16"><text:s text:c="8"/>]</text:p>
            <text:p text:style-name="P16"><text:s text:c="4"/>},</text:p>
            <text:p text:style-name="P16"><text:s text:c="4"/>"statusCode": 200</text:p>
            <text:p text:style-name="P16">}</text:p>
            <text:p text:style-name="P15"/>
          </table:table-cell>
          <table:covered-table-cell/>
        </table:table-row>
      </table:table>
      <text:p text:style-name="P17"/>
      <text:p text:style-name="P17"/>
      <text:h text:style-name="P3" text:outline-level="1"><text:bookmark text:name="_6tepyjeouaaw"/>5.Delete Test By ID</text:h>
      <text:h text:style-name="P1" text:outline-level="1"><text:bookmark text:name="_ui6kh49vkts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Service Name</text:p>
          </table:table-cell>
          <table:table-cell table:style-name="Table5.A1" office:value-type="string">
            <text:p text:style-name="P10">deleteById</text:p>
          </table:table-cell>
        </table:table-row>
        <table:table-row table:style-name="Table5.1">
          <table:table-cell table:style-name="Table5.A1" office:value-type="string">
            <text:p text:style-name="P11">Request Type</text:p>
          </table:table-cell>
          <table:table-cell table:style-name="Table5.A1" office:value-type="string">
            <text:p text:style-name="P10">DELETE</text:p>
          </table:table-cell>
        </table:table-row>
        <table:table-row table:style-name="Table5.1">
          <table:table-cell table:style-name="Table5.A1" office:value-type="string">
            <text:p text:style-name="P11">Service URL</text:p>
          </table:table-cell>
          <table:table-cell table:style-name="Table5.A1" office:value-type="string">
            <text:p text:style-name="P10">http://localhost:8080/test/1</text:p>
          </table:table-cell>
        </table:table-row>
        <table:table-row table:style-name="Table5.1">
          <table:table-cell table:style-name="Table5.A1" office:value-type="string">
            <text:p text:style-name="P11">Description</text:p>
          </table:table-cell>
          <table:table-cell table:style-name="Table5.A1" office:value-type="string">
            <text:p text:style-name="P7">In this service we can get the Test data by movieId</text:p>
          </table:table-cell>
        </table:table-row>
        <table:table-row table:style-name="Table5.5">
          <table:table-cell table:style-name="Table5.A1" table:number-columns-spanned="2" office:value-type="string">
            <text:p text:style-name="P11">Response: 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3">{</text:p>
            <text:p text:style-name="P13"><text:s text:c="4"/>"body": {</text:p>
            <text:p text:style-name="P13"><text:s text:c="8"/>"success": true</text:p>
            <text:p text:style-name="P13"><text:s text:c="4"/>},</text:p>
            <text:p text:style-name="P13"><text:s text:c="4"/>"statusCode": 200</text:p>
            <text:p text:style-name="P13">}</text:p>
            <text:p text:style-name="P13"><text:soft-page-break/></text:p>
          </table:table-cell>
          <table:covered-table-cell/>
        </table:table-row>
      </table:table>
      <text:h text:style-name="P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05-27T22:19:58.39</dc:date>
    <meta:generator>OpenOffice/4.1.6$Win32 OpenOffice.org_project/416m1$Build-9790</meta:generator>
    <meta:editing-duration>PT11M34S</meta:editing-duration>
    <meta:editing-cycles>9</meta:editing-cycles>
    <meta:document-statistic meta:table-count="5" meta:image-count="0" meta:object-count="0" meta:page-count="6" meta:paragraph-count="125" meta:word-count="281" meta:character-count="2240"/>
  </office:meta>
</office:document-meta>
</file>